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新宋体1" svg:font-family="新宋体, 宋体" style:font-family-generic="moder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style:font-name-asian="Times New Roman"/>
    </style:style>
    <style:style style:name="P2" style:family="paragraph" style:parent-style-name="Preformatted_20_Text">
      <style:text-properties style:font-name="Times New Roman" fo:font-size="12pt" style:font-name-asian="Times New Roman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4" style:family="paragraph" style:parent-style-name="Preformatted_20_Text">
      <style:text-properties style:font-name="Times New Roman" fo:font-size="12pt" officeooo:paragraph-rsid="000f14d5" style:font-name-asian="Times New Roman" style:font-size-asian="12pt" style:font-size-complex="12pt"/>
    </style:style>
    <style:style style:name="P5" style:family="paragraph" style:parent-style-name="Preformatted_20_Text">
      <style:text-properties style:font-name="Times New Roman" fo:font-size="12pt" officeooo:paragraph-rsid="0045d139" style:font-name-asian="Times New Roman" style:font-size-asian="12pt" style:font-size-complex="12pt"/>
    </style:style>
    <style:style style:name="P6" style:family="paragraph" style:parent-style-name="Preformatted_20_Text">
      <style:text-properties style:font-name="Times New Roman" fo:font-size="12pt" officeooo:rsid="006880de" officeooo:paragraph-rsid="006880de" style:font-name-asian="Times New Roman" style:font-size-asian="12pt" style:font-size-complex="12pt"/>
    </style:style>
    <style:style style:name="P7" style:family="paragraph" style:parent-style-name="Preformatted_20_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8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9" style:family="paragraph" style:parent-style-name="Preformatted_20_Text">
      <style:text-properties style:font-name="Times New Roman" fo:font-size="12pt" fo:font-weight="normal" style:font-name-asian="Times New Roman" style:font-size-asian="12pt" style:font-weight-asian="normal" style:font-name-complex="Courier New" style:font-size-complex="12pt" style:font-weight-complex="normal"/>
    </style:style>
    <style:style style:name="P10" style:family="paragraph" style:parent-style-name="Preformatted_20_Text">
      <style:text-properties style:font-name="Times New Roman" fo:font-size="12pt" fo:font-weight="normal" officeooo:paragraph-rsid="00799756" style:font-name-asian="Times New Roman" style:font-size-asian="12pt" style:font-weight-asian="normal" style:font-name-complex="Courier New" style:font-size-complex="12pt" style:font-weight-complex="normal"/>
    </style:style>
    <style:style style:name="P11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mes New Roman" fo:font-size="14pt" fo:font-weight="bold" style:font-name-asian="Times New Roman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880de" officeooo:paragraph-rsid="006880de"/>
    </style:style>
    <style:style style:name="P14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ecabe" officeooo:paragraph-rsid="006ecabe"/>
    </style:style>
    <style:style style:name="P15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fo:font-weight="normal" officeooo:rsid="0069c67c" officeooo:paragraph-rsid="0069c6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9c67c" officeooo:paragraph-rsid="0069c67c"/>
    </style:style>
    <style:style style:name="P17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paragraph-rsid="0069c67c"/>
    </style:style>
    <style:style style:name="P18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fdd89" officeooo:paragraph-rsid="006fdd89"/>
    </style:style>
    <style:style style:name="P19" style:family="paragraph" style:parent-style-name="Text_20_body" style:list-style-name="L2">
      <style:paragraph-properties>
        <style:tab-stops>
          <style:tab-stop style:position="0.1055in"/>
        </style:tab-stops>
      </style:paragraph-properties>
      <style:text-properties officeooo:paragraph-rsid="00463a6b"/>
    </style:style>
    <style:style style:name="P2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3585e3"/>
    </style:style>
    <style:style style:name="P2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57ffb"/>
    </style:style>
    <style:style style:name="P2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1a97d7"/>
    </style:style>
    <style:style style:name="P2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1b74f8"/>
    </style:style>
    <style:style style:name="P2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669b3a"/>
    </style:style>
    <style:style style:name="P2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47c9"/>
    </style:style>
    <style:style style:name="P2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57bedd"/>
    </style:style>
    <style:style style:name="P2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a103"/>
    </style:style>
    <style:style style:name="P2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1a97d7" officeooo:paragraph-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paragraph-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35c1c3" officeooo:paragraph-rsid="004399b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3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7e35f4" style:font-name-asian="Times New Roman" style:font-size-asian="12pt" style:font-style-asian="normal" style:font-size-complex="12pt" style:font-style-complex="normal"/>
    </style:style>
    <style:style style:name="P3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ed69d" style:font-name-asian="Times New Roman" style:font-size-asian="12pt" style:font-size-complex="12pt"/>
    </style:style>
    <style:style style:name="P3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ca2d5" style:font-name-asian="Times New Roman" style:font-size-asian="12pt" style:font-size-complex="12pt"/>
    </style:style>
    <style:style style:name="P3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6605ce" style:font-name-asian="Times New Roman" style:font-size-asian="12pt" style:font-size-complex="12pt"/>
    </style:style>
    <style:style style:name="P3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d696d" style:font-name-asian="Times New Roman" style:font-size-asian="12pt" style:font-size-complex="12pt"/>
    </style:style>
    <style:style style:name="P3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47c9" style:font-name-asian="Times New Roman" style:font-size-asian="12pt" style:font-size-complex="12pt"/>
    </style:style>
    <style:style style:name="P3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c56e0" style:font-name-asian="Times New Roman" style:font-size-asian="12pt" style:font-size-complex="12pt"/>
    </style:style>
    <style:style style:name="P3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a103" style:font-name-asian="Times New Roman" style:font-size-asian="12pt" style:font-size-complex="12pt"/>
    </style:style>
    <style:style style:name="P40" style:family="paragraph" style:parent-style-name="Preformatted_20_Text" style:list-style-name="L3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4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3a51" style:font-name-asian="Times New Roman" style:font-size-asian="12pt" style:font-style-asian="italic" style:font-size-complex="12pt" style:font-style-complex="italic"/>
    </style:style>
    <style:style style:name="P4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47c9" style:font-name-asian="Times New Roman" style:font-size-asian="12pt" style:font-style-asian="italic" style:font-size-complex="12pt" style:font-style-complex="italic"/>
    </style:style>
    <style:style style:name="P4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officeooo:rsid="001ca2d5" officeooo:paragraph-rsid="001ca2d5" style:font-name-asian="新宋体" style:font-size-asian="12pt" style:font-style-asian="normal" style:font-size-complex="12pt" style:font-style-complex="normal"/>
    </style:style>
    <style:style style:name="P4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7e35f4" style:font-style-asian="normal" style:font-style-complex="normal"/>
    </style:style>
    <style:style style:name="P4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47c9" style:font-style-asian="normal" style:font-style-complex="normal"/>
    </style:style>
    <style:style style:name="P46" style:family="paragraph" style:parent-style-name="Preformatted_20_Text" style:list-style-name="L2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Times New Roman" fo:font-size="12pt" fo:font-style="italic" fo:font-weight="normal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Preformatted_20_Text" style:master-page-name="">
      <loext:graphic-properties draw:fill="none"/>
      <style:paragraph-properties fo:margin-left="1.3752in" fo:margin-right="0in" fo:margin-top="0in" fo:margin-bottom="0in" loext:contextual-spacing="false" fo:text-indent="-1.3752in" style:auto-text-indent="false" style:page-number="auto" fo:background-color="transparent"/>
      <style:text-properties style:font-name="Times New Roman" fo:font-size="12pt" officeooo:paragraph-rsid="0045d139" style:font-name-asian="Times New Roman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14d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d69d" style:font-style-asian="italic" style:font-style-complex="italic"/>
    </style:style>
    <style:style style:name="T5" style:family="text">
      <style:text-properties fo:font-style="italic" officeooo:rsid="00170895" style:font-style-asian="italic" style:font-style-complex="italic"/>
    </style:style>
    <style:style style:name="T6" style:family="text">
      <style:text-properties fo:font-style="italic" officeooo:rsid="0023a959" style:font-style-asian="italic" style:font-style-complex="italic"/>
    </style:style>
    <style:style style:name="T7" style:family="text">
      <style:text-properties fo:font-style="italic" officeooo:rsid="002147c9" style:font-style-asian="italic" style:font-style-complex="italic"/>
    </style:style>
    <style:style style:name="T8" style:family="text">
      <style:text-properties fo:font-style="italic" officeooo:rsid="0021a103" style:font-style-asian="italic" style:font-style-complex="italic"/>
    </style:style>
    <style:style style:name="T9" style:family="text">
      <style:text-properties fo:font-style="italic" officeooo:rsid="00551c34" style:font-style-asian="italic" style:font-style-complex="italic"/>
    </style:style>
    <style:style style:name="T10" style:family="text">
      <style:text-properties fo:font-style="italic" officeooo:rsid="007d63a9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Times New Roman" fo:font-size="12pt" style:font-name-asian="Times New Roman" style:font-size-asian="12pt" style:font-size-complex="12pt"/>
    </style:style>
    <style:style style:name="T14" style:family="text">
      <style:text-properties style:font-name="Times New Roman" fo:font-size="12pt" officeooo:rsid="002147c9" style:font-name-asian="Times New Roman" style:font-size-asian="12pt" style:font-size-complex="12pt"/>
    </style:style>
    <style:style style:name="T15" style:family="text">
      <style:text-properties style:font-name="Times New Roman" fo:font-size="12pt" officeooo:rsid="0021a103" style:font-name-asian="Times New Roman" style:font-size-asian="12pt" style:font-size-complex="12pt"/>
    </style:style>
    <style:style style:name="T16" style:family="text">
      <style:text-properties style:font-name="Times New Roman" fo:font-size="12pt" officeooo:rsid="002c56e0" style:font-name-asian="Times New Roman" style:font-size-asian="12pt" style:font-size-complex="12pt"/>
    </style:style>
    <style:style style:name="T17" style:family="text">
      <style:text-properties style:font-name="Times New Roman" fo:font-size="12pt" officeooo:rsid="001b74f8" style:font-name-asian="Times New Roman" style:font-size-asian="12pt" style:font-size-complex="12pt"/>
    </style:style>
    <style:style style:name="T18" style:family="text">
      <style:text-properties style:font-name="Times New Roman" fo:font-size="12pt" officeooo:rsid="0056146d" style:font-name-asian="Times New Roman" style:font-size-asian="12pt" style:font-size-complex="12pt"/>
    </style:style>
    <style:style style:name="T19" style:family="text">
      <style:text-properties style:font-name="Times New Roman" fo:font-size="12pt" officeooo:rsid="005d210a" style:font-name-asian="Times New Roman" style:font-size-asian="12pt" style:font-size-complex="12pt"/>
    </style:style>
    <style:style style:name="T20" style:family="text">
      <style:text-properties style:font-name="Times New Roman" fo:font-size="12pt" officeooo:rsid="007e35f4" style:font-name-asian="Times New Roman" style:font-size-asian="12pt" style:font-size-complex="12pt"/>
    </style:style>
    <style:style style:name="T21" style:family="text">
      <style:text-properties style:font-name="Times New Roman" fo:font-size="12pt" officeooo:rsid="001b74f8" style:font-name-asian="Times New Roman" style:font-size-asian="12pt" style:font-name-complex="Courier New" style:font-size-complex="12pt"/>
    </style:style>
    <style:style style:name="T22" style:family="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T23" style:family="text">
      <style:text-properties style:font-name="Times New Roman" fo:font-size="12pt" fo:font-style="normal" fo:font-weight="normal" officeooo:rsid="001065d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" fo:font-size="12pt" fo:font-style="normal" fo:font-weight="normal" officeooo:rsid="00170895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" fo:font-size="12pt" fo:font-style="normal" fo:font-weight="normal" officeooo: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" fo:font-size="12pt" fo:font-style="normal" fo:font-weight="normal" officeooo: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Times New Roman" fo:font-size="12pt" fo:font-style="normal" fo:font-weight="normal" officeooo:rsid="0023a95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Times New Roman" fo:font-size="12pt" fo:font-style="normal" fo:font-weight="normal" officeooo:rsid="002dace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Times New Roman" fo:font-size="12pt" fo:font-style="normal" fo:font-weight="normal" officeooo:rsid="003585e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Times New Roman" fo:font-size="12pt" fo:font-style="normal" fo:font-weight="normal" officeooo:rsid="0035f5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Times New Roman" fo:font-size="12pt" fo:font-style="normal" fo:font-weight="normal" officeooo:rsid="00394ec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Times New Roman" fo:font-size="12pt" fo:font-style="normal" fo:font-weight="normal" officeooo:rsid="003a8a46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Times New Roman" fo:font-size="12pt" fo:font-style="normal" fo:font-weight="normal" officeooo:rsid="003adc9b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Times New Roman" fo:font-size="12pt" fo:font-style="normal" fo:font-weight="normal" officeooo:rsid="003b9a71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Times New Roman" fo:font-size="12pt" fo:font-style="normal" fo:font-weight="normal" officeooo:rsid="003ec9a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Times New Roman" fo:font-size="12pt" fo:font-style="normal" fo:font-weight="normal" officeooo:rsid="0035478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Times New Roman" fo:font-size="12pt" fo:font-style="normal" fo:font-weight="normal" officeooo:rsid="0049243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Times New Roman" fo:font-size="12pt" fo:font-style="normal" style:font-name-asian="Times New Roman" style:font-size-asian="12pt" style:font-style-asian="normal" style:font-size-complex="12pt" style:font-style-complex="normal"/>
    </style:style>
    <style:style style:name="T39" style:family="text">
      <style:text-properties style:font-name="Times New Roman" fo:font-size="12pt" fo:font-style="normal" officeooo:rsid="0058a12d" style:font-name-asian="Times New Roman" style:font-size-asian="12pt" style:font-style-asian="normal" style:font-size-complex="12pt" style:font-style-complex="normal"/>
    </style:style>
    <style:style style:name="T40" style:family="text">
      <style:text-properties style:font-name="Times New Roman" fo:font-size="12pt" fo:font-style="normal" officeooo:rsid="005f6ad0" style:font-name-asian="Times New Roman" style:font-size-asian="12pt" style:font-style-asian="normal" style:font-size-complex="12pt" style:font-style-complex="normal"/>
    </style:style>
    <style:style style:name="T41" style:family="text">
      <style:text-properties style:font-name="Times New Roman" fo:font-size="12pt" fo:font-style="normal" officeooo:rsid="0057bedd" style:font-name-asian="Times New Roman" style:font-size-asian="12pt" style:font-style-asian="normal" style:font-size-complex="12pt" style:font-style-complex="normal"/>
    </style:style>
    <style:style style:name="T42" style:family="text">
      <style:text-properties style:font-name="Times New Roman" fo:font-size="12pt" fo:language="en" fo:country="none" style:font-name-asian="Times New Roman" style:font-size-asian="12pt" style:font-size-complex="12pt"/>
    </style:style>
    <style:style style:name="T43" style:family="text">
      <style:text-properties style:font-name="Times New Roman" fo:font-size="12pt" fo:language="en" fo:country="none" officeooo:rsid="002c56e0" style:font-name-asian="Times New Roman" style:font-size-asian="12pt" style:font-size-complex="12pt"/>
    </style:style>
    <style:style style:name="T44" style:family="text">
      <style:text-properties style:font-name="Times New Roman" fo:font-size="12pt" fo:language="en" fo:country="none" officeooo:rsid="005f6ad0" style:font-name-asian="Times New Roman" style:font-size-asian="12pt" style:font-size-complex="12pt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2c56e0" style:font-style-asian="normal" style:font-style-complex="normal"/>
    </style:style>
    <style:style style:name="T47" style:family="text">
      <style:text-properties fo:font-style="normal" officeooo:rsid="002ed69d" style:font-style-asian="normal" style:font-style-complex="normal"/>
    </style:style>
    <style:style style:name="T48" style:family="text">
      <style:text-properties fo:font-style="normal" officeooo:rsid="007d63a9" style:font-style-asian="normal" style:font-style-complex="normal"/>
    </style:style>
    <style:style style:name="T49" style:family="text">
      <style:text-properties fo:font-style="normal" officeooo:rsid="007fd0fb" style:font-style-asian="normal" style:font-style-complex="normal"/>
    </style:style>
    <style:style style:name="T50" style:family="text">
      <style:text-properties fo:font-style="normal" officeooo:rsid="00811db6" style:font-style-asian="normal" style:font-style-complex="normal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065da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23a959" style:font-style-asian="normal" style:font-weight-asian="normal" style:font-style-complex="normal" style:font-weight-complex="normal"/>
    </style:style>
    <style:style style:name="T54" style:family="text">
      <style:text-properties officeooo:rsid="000f14d5"/>
    </style:style>
    <style:style style:name="T55" style:family="text">
      <style:text-properties officeooo:rsid="00170895"/>
    </style:style>
    <style:style style:name="T56" style:family="text">
      <style:text-properties officeooo:rsid="001ca2d5"/>
    </style:style>
    <style:style style:name="T57" style:family="text">
      <style:text-properties style:font-name="Times New Roman1" fo:font-style="italic" officeooo:rsid="001ca2d5" style:font-name-asian="新宋体" style:font-style-asian="italic" style:font-style-complex="italic"/>
    </style:style>
    <style:style style:name="T58" style:family="text">
      <style:text-properties officeooo:rsid="001d696d"/>
    </style:style>
    <style:style style:name="T59" style:family="text">
      <style:text-properties officeooo:rsid="001f5dfa"/>
    </style:style>
    <style:style style:name="T60" style:family="text">
      <style:text-properties officeooo:rsid="002147c9"/>
    </style:style>
    <style:style style:name="T61" style:family="text">
      <style:text-properties officeooo:rsid="0021a103"/>
    </style:style>
    <style:style style:name="T62" style:family="text">
      <style:text-properties officeooo:rsid="002341a3"/>
    </style:style>
    <style:style style:name="T63" style:family="text">
      <style:text-properties officeooo:rsid="0023a959"/>
    </style:style>
    <style:style style:name="T64" style:family="text">
      <style:text-properties officeooo:rsid="00244aa7"/>
    </style:style>
    <style:style style:name="T65" style:family="text">
      <style:text-properties officeooo:rsid="002a4f08"/>
    </style:style>
    <style:style style:name="T66" style:family="text">
      <style:text-properties officeooo:rsid="002c56e0"/>
    </style:style>
    <style:style style:name="T67" style:family="text">
      <style:text-properties officeooo:rsid="00328b3a"/>
    </style:style>
    <style:style style:name="T68" style:family="text">
      <style:text-properties officeooo:rsid="00333a58"/>
    </style:style>
    <style:style style:name="T69" style:family="text">
      <style:text-properties officeooo:rsid="0037ba96"/>
    </style:style>
    <style:style style:name="T70" style:family="text">
      <style:text-properties officeooo:rsid="004ca676"/>
    </style:style>
    <style:style style:name="T71" style:family="text">
      <style:text-properties officeooo:rsid="004e5d64"/>
    </style:style>
    <style:style style:name="T72" style:family="text">
      <style:text-properties officeooo:rsid="00551c34"/>
    </style:style>
    <style:style style:name="T73" style:family="text">
      <style:text-properties officeooo:rsid="005d210a"/>
    </style:style>
    <style:style style:name="T74" style:family="text">
      <style:text-properties officeooo:rsid="005eb25f"/>
    </style:style>
    <style:style style:name="T75" style:family="text">
      <style:text-properties officeooo:rsid="005f6ad0"/>
    </style:style>
    <style:style style:name="T76" style:family="text">
      <style:text-properties officeooo:rsid="0064233c"/>
    </style:style>
    <style:style style:name="T77" style:family="text">
      <style:text-properties officeooo:rsid="0056e1d1"/>
    </style:style>
    <style:style style:name="T78" style:family="text">
      <style:text-properties fo:font-size="12pt" fo:font-style="normal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fo:font-weight="normal" officeooo:rsid="0069c6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fo:font-weight="normal" officeooo:rsid="006d032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fo:font-weight="normal" officeooo:rsid="006eafe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fo:font-weight="normal" officeooo:rsid="006880d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fo:font-weight="normal" officeooo:rsid="006fdd8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fo:font-weight="normal" officeooo:rsid="0070ae02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fo:font-weight="normal" officeooo:rsid="0071321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fo:font-weight="normal" officeooo:rsid="0071db9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fo:font-weight="normal" style:font-name-asian="新宋体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fo:font-weight="normal" officeooo:rsid="0099f4fc" style:font-name-asian="新宋体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officeooo:rsid="00799756"/>
    </style:style>
    <style:style style:name="T90" style:family="text">
      <style:text-properties officeooo:rsid="007d63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>Yao Yansi</text:p>
      <text:p text:style-name="P3">yaoyansi@gmail.com</text:p>
      <text:p text:style-name="P3">+86 1352-070-8895</text:p>
      <text:p text:style-name="P1"/>
      <text:p text:style-name="P11">OBJECTIVE</text:p>
      <text:p text:style-name="P2">A position in CG Industry with special interests in R&amp;D<text:span text:style-name="T63">.</text:span></text:p>
      <text:p text:style-name="P1"/>
      <text:p text:style-name="P1"/>
      <text:p text:style-name="P11">EDUCATION</text:p>
      <text:p text:style-name="P10">Master Of Engineering, <text:span text:style-name="T89">Majored in </text:span>Computer Applied Technology, Graduated in 2007</text:p>
      <text:p text:style-name="P9">Capital Normal University, Beijing, China.</text:p>
      <text:p text:style-name="P9"/>
      <text:p text:style-name="P10">Bachelor Of Engineering, <text:span text:style-name="T89">Majored in </text:span>Computer Science and Technology, Graduated in 2004</text:p>
      <text:p text:style-name="P9">Henan University of Technology, ZhengZhou, Henan, China.</text:p>
      <text:p text:style-name="P1"/>
      <text:p text:style-name="P1"/>
      <text:p text:style-name="P11">COMPUTER SKILLS</text:p>
      <text:p text:style-name="P5"><text:span text:style-name="T3">Languages:</text:span> C/C++, Python, Shell, Perl, <text:span text:style-name="T69">x86ASM</text:span></text:p>
      <text:p text:style-name="P2"><text:span text:style-name="T3">Operation Systems:</text:span> Windows, Linux</text:p>
      <text:p text:style-name="P47"><text:span text:style-name="T3">Development Tools:</text:span> MSVC, <text:span text:style-name="T67">CodeBlocks, </text:span>CMake, SVN/Git, <text:span text:style-name="T68">Jude, </text:span>MayaAPI/mel, OpenCollada, OpenGL/GLSL, OGRE, ODE, PhysX, Bullet, <text:span text:style-name="T69">MASM</text:span></text:p>
      <text:p text:style-name="P2"><text:span text:style-name="T3">Graphics Tools:</text:span> Maya, Blender, Photoshop</text:p>
      <text:p text:style-name="P7">Others: <text:span text:style-name="T45">Design Pattern</text:span></text:p>
      <text:p text:style-name="P1"/>
      <text:p text:style-name="P1"/>
      <text:p text:style-name="P11">EXPERIENCE</text:p>
      <text:p text:style-name="P6"><text:span text:style-name="T11">Maya TD</text:span><text:tab/><text:tab/><text:tab/><text:tab/><text:tab/>January 2015</text:p>
      <text:p text:style-name="P6">PLE Department, <text:span text:style-name="T1">Base FX</text:span> </text:p>
      <text:list xml:id="list4806128605609948671" text:style-name="L1">
        <text:list-item>
          <text:p text:style-name="P13"><text:span text:style-name="T81">Created</text:span><text:span text:style-name="T78"> </text:span><text:span text:style-name="T79">the </text:span><text:span text:style-name="T78">Maya C++ plugin development process, </text:span><text:span text:style-name="T84">including</text:span><text:span text:style-name="T78"> </text:span><text:span text:style-name="T85">the</text:span><text:span text:style-name="T78"> </text:span><text:span text:style-name="T86">development</text:span><text:span text:style-name="T78">, </text:span><text:span text:style-name="T85">test</text:span><text:span text:style-name="T78"> </text:span><text:span text:style-name="T80">and the plugin deployment</text:span><text:span text:style-name="T78">.</text:span></text:p>
        </text:list-item>
        <text:list-item>
          <text:p text:style-name="P14">In order to support different Maya versions and different platforms, I c<text:span text:style-name="T82">reated the automation build process and automation test process </text:span><text:span text:style-name="T78">which saves a lot of time for building, testing and </text:span><text:span text:style-name="T83">plugin </text:span><text:span text:style-name="T78">deployment.</text:span></text:p>
        </text:list-item>
        <text:list-item>
          <text:p text:style-name="P15">Developed a tool which can make blendshape with partial points of a mesh.</text:p>
        </text:list-item>
        <text:list-item>
          <text:p text:style-name="P16"><text:span text:style-name="T78">Improved a tool which can use make blendshape with </text:span><text:span text:style-name="T88">dual-quaternion </text:span><text:span text:style-name="T87">parameter in Maya</text:span><text:span text:style-name="T78">.</text:span></text:p>
        </text:list-item>
        <text:list-item>
          <text:p text:style-name="P17"><text:span text:style-name="T79">Developed a tool for film </text:span><text:span text:style-name="T3">Star Wars Episode VII</text:span> project.</text:p>
        </text:list-item>
        <text:list-item>
          <text:p text:style-name="P16">Maintained Maya Alembic export plugin.</text:p>
        </text:list-item>
        <text:list-item>
          <text:p text:style-name="P18">Developed several SOuP nodes.</text:p>
        </text:list-item>
      </text:list>
      <text:p text:style-name="P4"/>
      <text:p text:style-name="P4"><text:span text:style-name="T11">Software Engineer </text:span><text:s text:c="18"/>Sept<text:span text:style-name="T54">ember </text:span>201<text:span text:style-name="T54">3</text:span></text:p>
      <text:p text:style-name="P4"><text:span text:style-name="T54">R&amp;D</text:span> Department, <text:span text:style-name="T1"><text:s/></text:span><text:span text:style-name="T2">ShangHai CudaTec Technology Development Limited Company</text:span></text:p>
      <text:list xml:id="list184217817336176" text:continue-numbering="true" text:style-name="L1">
        <text:list-item>
          <text:p text:style-name="P20"><text:span text:style-name="T23">D</text:span><text:span text:style-name="T24">esigned, implemented and tested</text:span><text:span text:style-name="T23"> a product-quality Maya plug-in. </text:span><text:span text:style-name="T29">This plugin can translate the following data to renderer: Geometry(polygon/nurbs/subdiv/particle/</text:span><text:span text:style-name="T31">nparticle</text:span><text:span text:style-name="T29">/</text:span><text:span text:style-name="T31">hair</text:span><text:span text:style-name="T29">), </text:span><text:span text:style-name="T30">Instance</text:span><text:span text:style-name="T29">, Light(point/area/ directional/spot/mesh light/user-defined light), </text:span><text:span text:style-name="T30">M</text:span><text:span text:style-name="T29">ost of </text:span><text:span text:style-name="T37">M</text:span><text:span text:style-name="T29">aya internal render nodes(surface shader/displacement shader/shading group/</text:span><text:span text:style-name="T30">texture/</text:span><text:span text:style-name="T29">utility and etc), </text:span><text:span text:style-name="T30">User-defined shader, </text:span><text:span text:style-name="T34">Shader</text:span><text:span text:style-name="T35">G</text:span><text:span text:style-name="T34">raph,</text:span><text:span text:style-name="T30"> R</text:span><text:span text:style-name="T29">endering mode(interactive/IPR/Batch/swatch rendering), </text:span><text:span text:style-name="T30">AOV.</text:span></text:p>
        </text:list-item>
        <text:list-item>
          <text:p text:style-name="P21"><text:span text:style-name="T26">Responsible for </text:span><text:span text:style-name="T25">planning, </text:span><text:span text:style-name="T26">design, development, </text:span><text:span text:style-name="T28">collaboration, </text:span><text:span text:style-name="T25">code review, testing and</text:span><text:span text:style-name="T26"> </text:span><text:span text:style-name="T25">release. </text:span><text:span text:style-name="T32">U</text:span><text:span text:style-name="T25">s</text:span><text:span text:style-name="T33">ed</text:span><text:span text:style-name="T25"> agile methodologies </text:span><text:span text:style-name="T33">in this project development</text:span><text:span text:style-name="T25">: continuous integration, test-driven development, unit testing </text:span><text:span text:style-name="T28">and automation testing</text:span><text:span text:style-name="T25">. </text:span><text:span text:style-name="T36">And took the responsibility for releasing the package from alpha1 to alpha5.</text:span></text:p>
        </text:list-item>
        <text:list-item>
          <text:p text:style-name="P28"><text:soft-page-break/><text:span text:style-name="T70">Constructed</text:span> and maintained the code <text:span text:style-name="T70">repository </text:span>server for the team.</text:p>
        </text:list-item>
        <text:list-item>
          <text:p text:style-name="P22"><text:span text:style-name="T25">P</text:span><text:span text:style-name="T27">rovided </text:span><text:span text:style-name="T25">service</text:span><text:span text:style-name="T27">s</text:span><text:span text:style-name="T25"> for test clients and users.</text:span></text:p>
        </text:list-item>
      </text:list>
      <text:p text:style-name="P2"/>
      <text:p text:style-name="P2"><text:span text:style-name="T11">Software Engineer </text:span><text:s text:c="18"/>June 2012</text:p>
      <text:p text:style-name="P2">Production Department, <text:span text:style-name="T1">Geodo Space Information Technology Limited Company</text:span></text:p>
      <text:list xml:id="list4491469043246262826" text:style-name="L2">
        <text:list-item>
          <text:p text:style-name="P29">Developed a tornado particle effect <text:span text:style-name="T55">for </text:span><text:span text:style-name="T5">OSG</text:span><text:span text:style-name="T55"> engine.</text:span></text:p>
        </text:list-item>
        <text:list-item>
          <text:p text:style-name="P30">Trimmed <text:span text:style-name="T3">ossim</text:span> which is a third-party library for our engine.</text:p>
          <text:p text:style-name="P46"/>
        </text:list-item>
      </text:list>
      <text:p text:style-name="P2"><text:span text:style-name="T11">Software Engineer </text:span><text:s text:c="18"/>March 2011</text:p>
      <text:p text:style-name="P2">3D Graphics Department, <text:span text:style-name="T1">Institute of Automation Chinese Academy of Sciences</text:span></text:p>
      <text:list xml:id="list184216607718199" text:continue-numbering="true" text:style-name="L2">
        <text:list-item>
          <text:p text:style-name="P33">Developed <text:span text:style-name="T71">a</text:span> 3D virtual world based on <text:span text:style-name="T3">RealXtend </text:span><text:span text:style-name="T47">with the integration of</text:span><text:span text:style-name="T4"> Kinect, OgreHaptics, </text:span><text:span text:style-name="T47">fluid surface construction and UI localization.</text:span></text:p>
        </text:list-item>
        <text:list-item>
          <text:p text:style-name="P23"><text:span text:style-name="T13">Integrated Blender's GPU renderer </text:span><text:span text:style-name="T22">Cycles</text:span><text:span text:style-name="T13"> with parallel rendering middle-ware </text:span><text:span text:style-name="T22">Equalizer</text:span><text:span text:style-name="T13">.</text:span></text:p>
        </text:list-item>
      </text:list>
      <text:p text:style-name="P2"/>
      <text:p text:style-name="P2"><text:span text:style-name="T11">Technical Director</text:span><text:span text:style-name="T3"> </text:span><text:s text:c="17"/>July 2009</text:p>
      <text:p text:style-name="P2">Technical Support Department, <text:span text:style-name="T1">Xing-Xing Digital Corporation</text:span><text:span text:style-name="T12">, Beijing </text:span></text:p>
      <text:list xml:id="list184216984194224" text:continue-numbering="true" text:style-name="L2">
        <text:list-item>
          <text:p text:style-name="P24"><text:span text:style-name="T13">Developed the core module of lip-sync plug-in for </text:span><text:span text:style-name="T38">Maya</text:span><text:span text:style-name="T13">. (T</text:span><text:span text:style-name="T17">his plug-in has been registered as the</text:span><text:span text:style-name="T21"> proprietary </text:span><text:span text:style-name="T17">with the software copyright registration ID 0183406</text:span><text:span text:style-name="T13">)</text:span></text:p>
        </text:list-item>
        <text:list-item>
          <text:p text:style-name="P34">Developed a <text:span text:style-name="T52">product-quality Maya t</text:span><text:span text:style-name="T53">o 3ds format </text:span>t<text:span text:style-name="T63">ranslator</text:span> for <text:span text:style-name="T3">R</text:span><text:span text:style-name="T6">edboard</text:span><text:span text:style-name="T63"> Ltd</text:span>.</text:p>
        </text:list-item>
        <text:list-item>
          <text:p text:style-name="P34">Developed <text:span text:style-name="T63">a </text:span>rigid/<text:span text:style-name="T56">soft</text:span> body dynamic system for <text:span text:style-name="T51">Maya</text:span> based on <text:span text:style-name="T3">Bullet Physics Engine</text:span>.</text:p>
        </text:list-item>
        <text:list-item>
          <text:p text:style-name="P34">Developed a procedural texture <text:span text:style-name="T56">which projects the inner region of a closed NURBS to a texture</text:span>.</text:p>
        </text:list-item>
        <text:list-item>
          <text:p text:style-name="P34">O<text:span text:style-name="T64">ptimized the modules</text:span> in pre-check process, and save<text:span text:style-name="T65">d </text:span>80% time for th<text:span text:style-name="T64">at process</text:span>.</text:p>
        </text:list-item>
        <text:list-item>
          <text:p text:style-name="P34">I<text:span text:style-name="T56">mplemented the core module in the paper: <text:s/></text:span><text:span text:style-name="T57">A System to Reuse Facial Rigs and Animations.</text:span></text:p>
        </text:list-item>
        <text:list-item>
          <text:p text:style-name="P43">Parsed <text:s/>Maya Geometry Cache(*.mc) format and Maya Particle Cache(*.pdc) <text:s/>format.</text:p>
        </text:list-item>
        <text:list-item>
          <text:p text:style-name="P34">Maintained <text:span text:style-name="T3">LiquidMaya</text:span>.</text:p>
        </text:list-item>
        <text:list-item>
          <text:p text:style-name="P34">Designed <text:span text:style-name="T56">and deployed </text:span>the SVN server, <text:span text:style-name="T56">a</text:span>nd developed the backup/restore scripts for the SVN server.</text:p>
        </text:list-item>
      </text:list>
      <text:p text:style-name="P2"/>
      <text:p text:style-name="P2"><text:span text:style-name="T11">Software Engineer</text:span><text:span text:style-name="T1"> </text:span><text:s text:c="17"/>September 2008</text:p>
      <text:p text:style-name="P2">System Department, <text:span text:style-name="T1">Tuya Software Corporation</text:span><text:span text:style-name="T12">, Beijing</text:span><text:span text:style-name="T1"> </text:span></text:p>
      <text:list xml:id="list184216844272305" text:continue-numbering="true" text:style-name="L2">
        <text:list-item>
          <text:p text:style-name="P34">Participated <text:span text:style-name="T76">in </text:span>the development of <text:s/>TUYA World II which is a 3D virtual world <text:span text:style-name="T58">on-line game</text:span>.</text:p>
        </text:list-item>
      </text:list>
      <text:p text:style-name="P2"/>
      <text:p text:style-name="P2"><text:span text:style-name="T11">Software Engineer</text:span><text:span text:style-name="T1"> </text:span><text:s text:c="17"/>September 2007</text:p>
      <text:p text:style-name="P2">Software Development Department, <text:span text:style-name="T1">China Academy of Space Technology</text:span></text:p>
      <text:list xml:id="list184218375417814" text:continue-numbering="true" text:style-name="L2">
        <text:list-item>
          <text:p text:style-name="P35"><text:span text:style-name="T59">Participated in the </text:span>test<text:span text:style-name="T77">ing process</text:span>.</text:p>
        </text:list-item>
      </text:list>
      <text:p text:style-name="P2"/>
      <text:p text:style-name="P2"><text:span text:style-name="T11">Software Engineer(intern)</text:span> <text:s text:c="5"/>March 2007</text:p>
      <text:p text:style-name="P2"><text:span text:style-name="T12">R&amp;D center of Notebook Computer, </text:span><text:span text:style-name="T1">Lenovo</text:span>, Beijing </text:p>
      <text:list xml:id="list184217220766539" text:continue-numbering="true" text:style-name="L2">
        <text:list-item>
          <text:p text:style-name="P36">Developed a 3D mini-game for exhibiting the gravity system in <text:span text:style-name="T3">Lenovo</text:span>'s laptops.</text:p>
        </text:list-item>
      </text:list>
      <text:p text:style-name="P1"/>
      <text:p text:style-name="P1"/>
      <text:p text:style-name="P11">RESEARCH</text:p>
      <text:p text:style-name="P2">M<text:span text:style-name="T62">aster's Thesis:</text:span></text:p>
      <text:list xml:id="list8316232347177876818" text:style-name="L3">
        <text:list-item>
          <text:p text:style-name="P40">R<text:span text:style-name="T62">esearch and implementation of the 3D operation in virtual environment</text:span></text:p>
        </text:list-item>
      </text:list>
      <text:p text:style-name="P2"/>
      <text:p text:style-name="P2">Implementation of the academic paper:</text:p>
      <text:list xml:id="list184216299418169" text:continue-list="list184217220766539" text:style-name="L2">
        <text:list-item>
          <text:p text:style-name="P41">A System to Reuse Facial Rigs and Animations</text:p>
        </text:list-item>
      </text:list>
      <text:p text:style-name="P1"/>
      <text:p text:style-name="P1"/>
      <text:p text:style-name="P11"><text:soft-page-break/>OPEN-SOURCE PROJECTS</text:p>
      <text:list xml:id="list184216861876716" text:continue-numbering="true" text:style-name="L2">
        <text:list-item>
          <text:p text:style-name="P19"><text:span text:style-name="T13">MyMagicBox (</text:span><text:a xlink:type="simple" xlink:href="https://github.com/yaoyansi/mymagicbox" office:target-frame-name="_blank" xlink:show="new" text:style-name="Internet_20_link" text:visited-style-name="Visited_20_Internet_20_Link"><text:span text:style-name="T13">https://github.com/yaoyansi/mymagicbox</text:span></text:a><text:span text:style-name="T13">)<text:line-break/></text:span><text:span text:style-name="T42">Role: </text:span><text:span text:style-name="T43">Creator</text:span><text:span text:style-name="T42"><text:line-break/></text:span><text:span text:style-name="T44">M</text:span><text:span text:style-name="T42">iscellaneous projects for exercises.</text:span></text:p>
        </text:list-item>
        <text:list-item>
          <text:p text:style-name="P25"><text:span text:style-name="T13">Maya2renderer(</text:span><text:a xlink:type="simple" xlink:href="https://github.com/maya2renderer/maya2renderer" text:style-name="Internet_20_link" text:visited-style-name="Visited_20_Internet_20_Link"><text:span text:style-name="T13">https://github.com/maya2renderer/maya2renderer</text:span></text:a><text:span text:style-name="T13">)</text:span></text:p>
          <text:p text:style-name="P25"><text:span text:style-name="T13">R</text:span><text:span text:style-name="T16">ole: Creator</text:span></text:p>
          <text:p text:style-name="P37">Based on <text:span text:style-name="T3">LiquidMaya</text:span>, this project aims to provide a framework to translate <text:span text:style-name="T45">Maya</text:span> d<text:span text:style-name="T60">ata</text:span> to <text:span text:style-name="T60">a</text:span> renderer. I<text:span text:style-name="T60">t supports </text:span><text:span text:style-name="T7">3Delight</text:span>, <text:span text:style-name="T3">Elvishray</text:span> and <text:span text:style-name="T3">Appleseed</text:span> <text:span text:style-name="T61">now.</text:span></text:p>
          <text:p text:style-name="P37"/>
        </text:list-item>
        <text:list-item>
          <text:p text:style-name="P37">M<text:span text:style-name="T60">ayaExporter(</text:span><text:a xlink:type="simple" xlink:href="http://code.google.com/p/mayaexporter/" text:style-name="Internet_20_link" text:visited-style-name="Visited_20_Internet_20_Link"><text:span text:style-name="T60">http://code.google.com/p/mayaexporter/</text:span></text:a><text:span text:style-name="T60">)</text:span></text:p>
          <text:p text:style-name="P38">R<text:span text:style-name="T66">ole: Creator</text:span></text:p>
          <text:p text:style-name="P31"><text:span text:style-name="T75">An experimental project which aims to provide a framework to export Maya data to a renderer. This project is refactored from </text:span><text:span text:style-name="T9">ColladaMaya</text:span><text:span text:style-name="T72">.</text:span>.</text:p>
          <text:p text:style-name="P37"/>
        </text:list-item>
        <text:list-item>
          <text:p text:style-name="P25"><text:span text:style-name="T13">GPExport</text:span><text:span text:style-name="T14">er</text:span><text:span text:style-name="T13">(</text:span><text:a xlink:type="simple" xlink:href="http://code.google.com/p/gpexport/" text:style-name="Internet_20_link" text:visited-style-name="Visited_20_Internet_20_Link"><text:span text:style-name="T13">http://code.google.com/p/gpexport/</text:span></text:a><text:span text:style-name="T13">)</text:span></text:p>
          <text:p text:style-name="P38">R<text:span text:style-name="T66">ole: </text:span><text:span text:style-name="T46">Developer</text:span></text:p>
          <text:p text:style-name="P26"><text:span text:style-name="T40">A</text:span><text:span text:style-name="T41"> light-weight exporter for Maya, and </text:span><text:span text:style-name="T18">I fixed some bugs and did some optimization. This project had been moved to </text:span><text:a xlink:type="simple" xlink:href="https://github.com/floitsch/gpexport" text:style-name="Internet_20_link" text:visited-style-name="Visited_20_Internet_20_Link"><text:span text:style-name="T18">https://github.com/floitsch/gpexport</text:span></text:a><text:span text:style-name="T18">.</text:span></text:p>
          <text:p text:style-name="P37"/>
        </text:list-item>
        <text:list-item>
          <text:p text:style-name="P37">S<text:span text:style-name="T60">imple </text:span>Cloth Simulation (<text:a xlink:type="simple" xlink:href="http://blog.csdn.net/yaoyansi/archive/2007/09/05/1774002.aspx" text:style-name="Internet_20_link" text:visited-style-name="Visited_20_Internet_20_Link">http://blog.csdn.net/yaoyansi/archive/2007/09/05/1774002.aspx</text:a>)</text:p>
          <text:p text:style-name="P38">R<text:span text:style-name="T66">ole: Creator</text:span></text:p>
          <text:p text:style-name="P37">I<text:span text:style-name="T60">mplemented the Mass-Spring module for cloth simulation. Created</text:span> an algorithm fo<text:span text:style-name="T64">r computing</text:span> a <text:span text:style-name="T60">general </text:span>polyhedron'<text:span text:style-name="T64">s </text:span>volume. T<text:span text:style-name="T62">his algorithm i</text:span>s <text:span text:style-name="T90">discussed in the article </text:span><text:span text:style-name="T48">‘Exact Buoyancy for Polyhedra.’</text:span><text:span text:style-name="T45"> </text:span><text:span text:style-name="T49">(</text:span><text:span text:style-name="T48">Catto, Erin. </text:span><text:span text:style-name="T45"><text:s/></text:span><text:span text:style-name="T3">Game </text:span><text:span text:style-name="T10">Programming</text:span><text:span text:style-name="T3"> Gems 6. </text:span><text:span text:style-name="T50">175-187</text:span><text:span text:style-name="T49">)</text:span></text:p>
          <text:p text:style-name="P42"/>
        </text:list-item>
        <text:list-item>
          <text:p text:style-name="P39"><text:span text:style-name="T45">OpenCollada(</text:span><text:a xlink:type="simple" xlink:href="http://code.google.com/p/opencollada/" text:style-name="Internet_20_link" text:visited-style-name="Visited_20_Internet_20_Link"><text:span text:style-name="T45">http://code.google.com/p/opencollada/</text:span></text:a><text:span text:style-name="T45">)</text:span></text:p>
          <text:p text:style-name="P38"><text:span text:style-name="T45">R</text:span><text:span text:style-name="T46">ole: Developer</text:span></text:p>
          <text:p text:style-name="P32"><text:span text:style-name="T74">Simplified</text:span> the <text:span text:style-name="T61">3ds export process with </text:span><text:span text:style-name="T8">lib3ds </text:span><text:span text:style-name="T73">library and fixed some bugs. This project had been moved to </text:span><text:a xlink:type="simple" xlink:href="https://github.com/KhronosGroup/OpenCOLLADA/tree/master/dae23ds_lib3ds" text:style-name="Internet_20_link" text:visited-style-name="Visited_20_Internet_20_Link"><text:span text:style-name="T73">https://github.com/KhronosGroup/OpenCOLLADA/tree/master/dae23ds_lib3ds</text:span></text:a><text:span text:style-name="T73">.</text:span></text:p>
        </text:list-item>
      </text:list>
      <text:p text:style-name="P8"/>
      <text:list xml:id="list184218318447493" text:continue-numbering="true" text:style-name="L2">
        <text:list-item>
          <text:p text:style-name="P27"><text:span text:style-name="T38">GPUS</text:span><text:span text:style-name="T39">PH</text:span><text:span text:style-name="T38">sim (</text:span><text:a xlink:type="simple" xlink:href="http://code.google.com/p/gpusphsim/" text:style-name="Internet_20_link" text:visited-style-name="Visited_20_Internet_20_Link"><text:span text:style-name="T38">http://code.google.com/p/gpusphsim/</text:span></text:a><text:span text:style-name="T38">)</text:span></text:p>
          <text:p text:style-name="P38"><text:span text:style-name="T45">R</text:span><text:span text:style-name="T46">ole: Developer</text:span></text:p>
          <text:p text:style-name="P44"><text:span text:style-name="T13">Implement</text:span><text:span text:style-name="T15">ed</text:span><text:span text:style-name="T13"> the fluid surface construction </text:span><text:span text:style-name="T15">using Meta-ball algorithm. </text:span><text:span text:style-name="T19">This project had been moved to </text:span><text:a xlink:type="simple" xlink:href="https://github.com/oysteinkrog/gpusphsim" text:style-name="Internet_20_link" text:visited-style-name="Visited_20_Internet_20_Link"><text:span text:style-name="T20">https://github.com/oysteinkrog/gpusphsim</text:span></text:a><text:span text:style-name="T20">.</text:span></text:p>
          <text:p text:style-name="P4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新宋体1" svg:font-family="新宋体, 宋体" style:font-family-generic="moder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shadow="non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26T18:42:16.079833057</dc:date>
    <meta:editing-duration>PT11H51M45S</meta:editing-duration>
    <meta:editing-cycles>181</meta:editing-cycles>
    <meta:document-statistic meta:table-count="0" meta:image-count="0" meta:object-count="0" meta:page-count="3" meta:paragraph-count="91" meta:word-count="814" meta:character-count="6092" meta:non-whitespace-character-count="5293"/>
  </office:meta>
</office:document-meta>
</file>